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" style:family="table-column">
      <style:table-column-properties style:column-width="3.3465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1" style:family="table-column">
      <style:table-column-properties style:column-width="3.3465in" style:use-optimal-column-width="false"/>
    </style:style>
    <style:style style:name="TableColumn92" style:family="table-column">
      <style:table-column-properties style:column-width="3.3465in" style:use-optimal-column-width="false"/>
    </style:style>
    <style:style style:name="Table90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" style:family="table-column">
      <style:table-column-properties style:column-width="3.3465in" style:use-optimal-column-width="false"/>
    </style:style>
    <style:style style:name="TableColumn103" style:family="table-column">
      <style:table-column-properties style:column-width="3.3465in" style:use-optimal-column-width="false"/>
    </style:style>
    <style:style style:name="Table101" style:family="table">
      <style:table-properties style:width="6.693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3.3465in" style:use-optimal-column-width="false"/>
    </style:style>
    <style:style style:name="TableColumn114" style:family="table-column">
      <style:table-column-properties style:column-width="3.3465in" style:use-optimal-column-width="false"/>
    </style:style>
    <style:style style:name="Table112" style:family="table">
      <style:table-properties style:width="6.69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/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P 17 25</text:p>
            <text:p text:style-name="TableContents">C 17 25</text:p>
            <text:p text:style-name="TableContents">P 17 25</text:p>
            <text:p text:style-name="TableContents">C 1 25</text:p>
            <text:p text:style-name="TableContents">P 1 17</text:p>
            <text:p text:style-name="TableContents">P 3 17</text:p>
            <text:p text:style-name="TableContents">F</text:p>
          </table:table-cell>
          <table:table-cell table:style-name="TableCell12">
            <text:p text:style-name="TableContents">N</text:p>
            <text:p text:style-name="TableContents">S</text:p>
            <text:p text:style-name="TableContents">S</text:p>
            <text:p text:style-name="TableContents">N</text:p>
          </table:table-cell>
        </table:table-row>
      </table:table>
      <text:p text:style-name="Standard"/>
      <text:p text:style-name="Standard"/>
      <text:p text:style-name="Standard">01_preguntaTrasConexionSiempreValida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C 1 2</text:p>
            <text:p text:style-name="TableContents">P 1 2</text:p>
            <text:p text:style-name="TableContents">C 3 4</text:p>
            <text:p text:style-name="TableContents">P 3 4</text:p>
            <text:p text:style-name="TableContents">F</text:p>
          </table:table-cell>
          <table:table-cell table:style-name="TableCell23">
            <text:p text:style-name="TableContents">S</text:p>
            <text:p text:style-name="TableContents">S</text:p>
          </table:table-cell>
        </table:table-row>
      </table:table>
      <text:p text:style-name="Standard"/>
      <text:p text:style-name="Standard">02_preguntaTrasConexionSiempreInvalida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C<text:s/>1 2</text:p>
            <text:p text:style-name="TableContents">P 3 4</text:p>
            <text:p text:style-name="TableContents">C 3 4</text:p>
            <text:p text:style-name="TableContents">P 5 6</text:p>
            <text:p text:style-name="TableContents">F</text:p>
          </table:table-cell>
          <table:table-cell table:style-name="TableCell34">
            <text:p text:style-name="TableContents">N</text:p>
            <text:p text:style-name="TableContents">N</text:p>
          </table:table-cell>
        </table:table-row>
      </table:table>
      <text:p text:style-name="Standard"/>
      <text:p text:style-name="Standard">03_preguntaSiemprePorIndireccion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C 1 2</text:p>
            <text:p text:style-name="TableContents">C 2 3</text:p>
            <text:p text:style-name="TableContents">P 1 3</text:p>
            <text:p text:style-name="TableContents">C 3 4</text:p>
            <text:p text:style-name="TableContents">P 2 4</text:p>
            <text:p text:style-name="TableContents">F</text:p>
          </table:table-cell>
          <table:table-cell table:style-name="TableCell45">
            <text:p text:style-name="TableContents">S</text:p>
            <text:p text:style-name="TableContents">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04_limiteInferior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C 1 2</text:p>
            <text:p text:style-name="TableContents">P 1 2</text:p>
            <text:p text:style-name="TableContents">F</text:p>
          </table:table-cell>
          <table:table-cell table:style-name="TableCell56">
            <text:p text:style-name="TableContents">S</text:p>
          </table:table-cell>
        </table:table-row>
      </table:table>
      <text:p text:style-name="Standard"/>
      <text:p text:style-name="Standard">05_casoFatiga</text:p>
      <text:p text:style-name="Standard"><text:tab/>Descripción: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1000000 pc con 2000000 de lineas</text:p>
          </table:table-cell>
          <table:table-cell table:style-name="TableCell67">
            <text:p text:style-name="TableContents"/>
          </table:table-cell>
        </table:table-row>
      </table:table>
      <text:p text:style-name="Standard"/>
      <text:p text:style-name="Standard">06_indireccionDoble</text:p>
      <text:p text:style-name="Standard"><text:tab/>Descripción: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N</text:p>
          </table:table-cell>
          <table:table-cell table:style-name="TableCell74">
            <text:p text:style-name="P75">OUT (Esperado)</text:p>
          </table:table-cell>
        </table:table-row>
        <table:table-row table:style-name="TableRow76">
          <table:table-cell table:style-name="TableCell77">
            <text:p text:style-name="TableContents">C 1 2</text:p>
            <text:p text:style-name="TableContents">C 2 3</text:p>
            <text:p text:style-name="TableContents">C 3 4</text:p>
            <text:p text:style-name="TableContents">P 1 4</text:p>
            <text:p text:style-name="TableContents">F</text:p>
          </table:table-cell>
          <table:table-cell table:style-name="TableCell78">
            <text:p text:style-name="TableContents">S</text:p>
          </table:table-cell>
        </table:table-row>
      </table:table>
      <text:p text:style-name="Standard"/>
      <text:p text:style-name="Standard">07_preguntaTodoAntesDeQueSeConecten</text:p>
      <text:p text:style-name="Standard"><text:tab/>Descripción:</text:p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N</text:p>
          </table:table-cell>
          <table:table-cell table:style-name="TableCell85">
            <text:p text:style-name="P86">OUT (Esperado)</text:p>
          </table:table-cell>
        </table:table-row>
        <table:table-row table:style-name="TableRow87">
          <table:table-cell table:style-name="TableCell88">
            <text:p text:style-name="TableContents">P 1 2</text:p>
            <text:p text:style-name="TableContents">P 2 3</text:p>
            <text:p text:style-name="TableContents">P 3 4</text:p>
            <text:p text:style-name="TableContents">P 4 5</text:p>
            <text:p text:style-name="TableContents">P 5 6</text:p>
            <text:p text:style-name="TableContents">C 1 2</text:p>
            <text:p text:style-name="TableContents">C 2 3</text:p>
            <text:p text:style-name="TableContents">C 3 4</text:p>
            <text:p text:style-name="TableContents">C 4 5</text:p>
            <text:p text:style-name="TableContents">C 5 6</text:p>
            <text:p text:style-name="TableContents">F</text:p>
          </table:table-cell>
          <table:table-cell table:style-name="TableCell89">
            <text:p text:style-name="TableContents">N</text:p>
            <text:p text:style-name="TableContents">N</text:p>
            <text:p text:style-name="TableContents">N</text:p>
            <text:p text:style-name="TableContents">N</text:p>
            <text:p text:style-name="TableContents">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8_noHayPreguntas</text:p>
      <text:p text:style-name="Standard"><text:tab/>Descripción:</text:p>
      <text:p text:style-name="Standard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IN</text:p>
          </table:table-cell>
          <table:table-cell table:style-name="TableCell96">
            <text:p text:style-name="P97">OUT (Esperado)</text:p>
          </table:table-cell>
        </table:table-row>
        <table:table-row table:style-name="TableRow98">
          <table:table-cell table:style-name="TableCell99">
            <text:p text:style-name="TableContents">C 1 2</text:p>
            <text:p text:style-name="TableContents">C 1 10</text:p>
            <text:p text:style-name="TableContents">C 8 9</text:p>
            <text:p text:style-name="TableContents">C 1 9</text:p>
            <text:p text:style-name="TableContents">F</text:p>
          </table:table-cell>
          <table:table-cell table:style-name="TableCell100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>09_soloHayPreguntas</text:p>
      <text:p text:style-name="Standard"><text:tab/>Descripción:</text:p>
      <text:p text:style-name="Standard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IN</text:p>
          </table:table-cell>
          <table:table-cell table:style-name="TableCell107">
            <text:p text:style-name="P108">OUT (Esperado)</text:p>
          </table:table-cell>
        </table:table-row>
        <table:table-row table:style-name="TableRow109">
          <table:table-cell table:style-name="TableCell110">
            <text:p text:style-name="TableContents">P 1 2</text:p>
            <text:p text:style-name="TableContents">P 2 3</text:p>
            <text:p text:style-name="TableContents">P 3 4</text:p>
            <text:p text:style-name="TableContents">F</text:p>
          </table:table-cell>
          <table:table-cell table:style-name="TableCell111">
            <text:p text:style-name="TableContents">N</text:p>
            <text:p text:style-name="TableContents">N</text:p>
            <text:p text:style-name="TableContents">N</text:p>
            <text:p text:style-name="TableContents"/>
          </table:table-cell>
        </table:table-row>
      </table:table>
      <text:p text:style-name="Standard"/>
      <text:p text:style-name="Standard">10_entradaDesordenada</text:p>
      <text:p text:style-name="Standard"><text:tab/>Descripción:</text:p>
      <text:p text:style-name="Standard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IN</text:p>
          </table:table-cell>
          <table:table-cell table:style-name="TableCell118">
            <text:p text:style-name="P119">OUT (Esperado)</text:p>
          </table:table-cell>
        </table:table-row>
        <table:table-row table:style-name="TableRow120">
          <table:table-cell table:style-name="TableCell121">
            <text:p text:style-name="TableContents">C 4 2</text:p>
            <text:p text:style-name="TableContents">P 2 1</text:p>
            <text:p text:style-name="TableContents">C 2 5</text:p>
            <text:p text:style-name="TableContents">P 4 5</text:p>
            <text:p text:style-name="TableContents">P 3 4</text:p>
            <text:p text:style-name="TableContents">F</text:p>
          </table:table-cell>
          <table:table-cell table:style-name="TableCell122">
            <text:p text:style-name="TableContents">N</text:p>
            <text:p text:style-name="TableContents">S</text:p>
            <text:p text:style-name="TableContents">N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6T16:03:00Z</meta:creation-date>
    <dc:date>2016-11-16T16:35:00Z</dc:date>
    <meta:template xlink:href="Normal" xlink:type="simple"/>
    <meta:editing-cycles>4</meta:editing-cycles>
    <meta:editing-duration>PT1800S</meta:editing-duration>
    <meta:document-statistic meta:page-count="3" meta:paragraph-count="2" meta:word-count="172" meta:character-count="1121" meta:row-count="7" meta:non-whitespace-character-count="951"/>
  </office:meta>
</office:document-meta>
</file>